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B_20_1">
      <style:table-properties table:display="true" style:writing-mode="lr-tb"/>
    </style:style>
    <style:style style:name="ta2" style:family="table" style:master-page-name="PageStyle_5f_Example_20_-_20_Phone_20_Order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B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KPI Targe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  <table:table-cell table:style-name="ce1" office:value-type="string" calcext:value-type="string">
            <text:p>Sprint 8</text:p>
          </table:table-cell>
          <table:table-cell table:style-name="ce1" office:value-type="string" calcext:value-type="string">
            <text:p>Sprint 9</text:p>
          </table:table-cell>
          <table:table-cell table:style-name="ce1" office:value-type="string" calcext:value-type="string">
            <text:p>Sprint 10</text:p>
          </table:table-cell>
          <table:table-cell table:style-name="ce1" office:value-type="string" calcext:value-type="string">
            <text:p>Sprint 11</text:p>
          </table:table-cell>
          <table:table-cell table:style-name="ce1" office:value-type="string" calcext:value-type="string">
            <text:p>Sprint 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ecify Device/Count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string" calcext:value-type="string">
            <text:p>0.1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5" office:value-type="percentage" office:value="0.98" calcext:value-type="percentage">
            <text:p>98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 - Phone Orders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KPI Targe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  <table:table-cell table:style-name="ce1" office:value-type="string" calcext:value-type="string">
            <text:p>Sprint 8</text:p>
          </table:table-cell>
          <table:table-cell table:style-name="ce1" office:value-type="string" calcext:value-type="string">
            <text:p>Sprint 9</text:p>
          </table:table-cell>
          <table:table-cell table:style-name="ce1" office:value-type="string" calcext:value-type="string">
            <text:p>Sprint 10</text:p>
          </table:table-cell>
          <table:table-cell table:style-name="ce1" office:value-type="string" calcext:value-type="string">
            <text:p>Sprint 11</text:p>
          </table:table-cell>
          <table:table-cell table:style-name="ce1" office:value-type="string" calcext:value-type="string">
            <text:p>Sprint 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ll countries, all devic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4"/>
          <table:table-cell table:style-name="ce3" office:value-type="float" office:value="365000" calcext:value-type="float">
            <text:p>365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string" calcext:value-type="string">
            <text:p>0.1s</text:p>
          </table:table-cell>
          <table:table-cell table:style-name="ce3" office:value-type="float" office:value="0.00156" calcext:value-type="float">
            <text:p>0.001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style-name="ce3" office:value-type="float" office:value="2.094" calcext:value-type="float">
            <text:p>2.0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style-name="ce3" office:value-type="float" office:value="3.031" calcext:value-type="float">
            <text:p>3.0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style-name="ce3" office:value-type="float" office:value="1.078" calcext:value-type="float">
            <text:p>1.0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6" office:value-type="percentage" office:value="0.98" calcext:value-type="percentage">
            <text:p>98%</text:p>
          </table:table-cell>
          <table:table-cell table:style-name="ce9" office:value-type="percentage" office:value="0.81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7" office:value-type="string" calcext:value-type="string">
            <text:p>&lt; 2%</text:p>
          </table:table-cell>
          <table:table-cell table:style-name="ce9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7" office:value-type="string" calcext:value-type="string">
            <text:p>&lt; 2%</text:p>
          </table:table-cell>
          <table:table-cell table:style-name="ce9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7" office:value-type="string" calcext:value-type="string">
            <text:p>&lt; 2%</text:p>
          </table:table-cell>
          <table:table-cell table:style-name="ce9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All countries, Mobile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4"/>
          <table:table-cell table:style-name="ce3" office:value-type="float" office:value="1460" calcext:value-type="float">
            <text:p>14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string" calcext:value-type="string">
            <text:p>0.1s</text:p>
          </table:table-cell>
          <table:table-cell table:style-name="ce3" office:value-type="float" office:value="0.176" calcext:value-type="float">
            <text:p>0.1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style-name="ce10" office:value-type="float" office:value="2.969" calcext:value-type="float">
            <text:p>2.9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style-name="ce10" office:value-type="float" office:value="2.011" calcext:value-type="float">
            <text:p>2.0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5" office:value-type="percentage" office:value="0.98" calcext:value-type="percentage">
            <text:p>98%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7" office:value-type="string" calcext:value-type="string">
            <text:p>&lt; 2%</text:p>
          </table:table-cell>
          <table:table-cell table:style-name="ce11" office:value-type="float" office:value="0.01" calcext:value-type="float">
            <text:p>0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7" office:value-type="string" calcext:value-type="string">
            <text:p>&lt; 2%</text:p>
          </table:table-cell>
          <table:table-cell table:style-name="ce9" office:value-type="percentage" office:value="0.0009" calcext:value-type="percentage">
            <text:p>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7" office:value-type="string" calcext:value-type="string">
            <text:p>&lt; 2%</text:p>
          </table:table-cell>
          <table:table-cell table:style-name="ce9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B_20_1" style:display-name="PageStyle_LOB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-_20_Phone_20_Orders" style:display-name="PageStyle_Example - Phone Ord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0" meta:object-count="0"/>
    <meta:generator>LibreOfficeDev/6.0.5.2$Linux_X86_64 LibreOffice_project/</meta:generator>
  </office:meta>
</office:document-meta>
</file>